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golne" style:family="table">
      <style:table-properties style:width="17cm" table:align="margins"/>
    </style:style>
    <style:style style:name="ogolne.A" style:family="table-column">
      <style:table-column-properties style:column-width="5.667cm" style:rel-column-width="21845*"/>
    </style:style>
    <style:style style:name="ogoln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ogolne.C1" style:family="table-cell">
      <style:table-cell-properties fo:padding="0.097cm" fo:border="0.002cm solid #000000"/>
    </style:style>
    <style:style style:name="ogolne.A2" style:family="table-cell">
      <style:table-cell-properties fo:padding="0.097cm" fo:border-left="0.002cm solid #000000" fo:border-right="none" fo:border-top="none" fo:border-bottom="0.002cm solid #000000"/>
    </style:style>
    <style:style style:name="ogoln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tosowane nazewnictwo w Adversity</text:h>
      <text:h text:style-name="Heading_20_3" text:outline-level="3">Ogólne</text:h>
      <table:table table:name="ogolne" table:style-name="ogolne">
        <table:table-column table:style-name="ogolne.A" table:number-columns-repeated="3"/>
        <table:table-row>
          <table:table-cell table:style-name="ogolne.A1" table:number-columns-spanned="2" office:value-type="string">
            <text:p text:style-name="P2">Nazwa</text:p>
          </table:table-cell>
          <table:covered-table-cell/>
          <table:table-cell table:style-name="ogolne.C1" office:value-type="string">
            <text:p text:style-name="P1">Opis</text:p>
          </table:table-cell>
        </table:table-row>
        <table:table-row>
          <table:table-cell table:style-name="ogolne.A2" office:value-type="string">
            <text:p text:style-name="P1">polska</text:p>
          </table:table-cell>
          <table:table-cell table:style-name="ogolne.A2" office:value-type="string">
            <text:p text:style-name="Table_20_Contents">Tryb wypraw</text:p>
          </table:table-cell>
          <table:table-cell table:style-name="ogolne.C2" table:number-rows-spanned="2" office:value-type="string">
            <text:p text:style-name="Text_20_body">Tryb po lewej stronie, od zarządzania wyprawami</text:p>
          </table:table-cell>
        </table:table-row>
        <table:table-row>
          <table:table-cell table:style-name="ogolne.A2" office:value-type="string">
            <text:p text:style-name="P1">angielska</text:p>
          </table:table-cell>
          <table:table-cell table:style-name="ogolne.A2" office:value-type="string">
            <text:p text:style-name="Table_20_Contents">Missions mode</text:p>
          </table:table-cell>
          <table:covered-table-cell/>
        </table:table-row>
        <table:table-row>
          <table:table-cell table:style-name="ogolne.A2" office:value-type="string">
            <text:p text:style-name="P1">polska</text:p>
          </table:table-cell>
          <table:table-cell table:style-name="ogolne.A2" office:value-type="string">
            <text:p text:style-name="Table_20_Contents">Tryb budynków</text:p>
          </table:table-cell>
          <table:table-cell table:style-name="ogolne.C2" table:number-rows-spanned="2" office:value-type="string">
            <text:p text:style-name="Table_20_Contents">Tryb środkowy, od zarządzania budynkami</text:p>
          </table:table-cell>
        </table:table-row>
        <table:table-row>
          <table:table-cell table:style-name="ogolne.A2" office:value-type="string">
            <text:p text:style-name="P1">angielska</text:p>
          </table:table-cell>
          <table:table-cell table:style-name="ogolne.A2" office:value-type="string">
            <text:p text:style-name="Table_20_Contents">Buildings mode</text:p>
          </table:table-cell>
          <table:covered-table-cell/>
        </table:table-row>
        <table:table-row>
          <table:table-cell table:style-name="ogolne.A2" office:value-type="string">
            <text:p text:style-name="P1">polska</text:p>
          </table:table-cell>
          <table:table-cell table:style-name="ogolne.A2" office:value-type="string">
            <text:p text:style-name="Table_20_Contents">Tryb najemników</text:p>
          </table:table-cell>
          <table:table-cell table:style-name="ogolne.C2" table:number-rows-spanned="2" office:value-type="string">
            <text:p text:style-name="Table_20_Contents">Tryb po prawej stronie, od zarządzania najemnikami</text:p>
          </table:table-cell>
        </table:table-row>
        <table:table-row>
          <table:table-cell table:style-name="ogolne.A2" office:value-type="string">
            <text:p text:style-name="P1">angielska</text:p>
          </table:table-cell>
          <table:table-cell table:style-name="ogolne.A2" office:value-type="string">
            <text:p text:style-name="Table_20_Contents">Mercenaries mode</text:p>
          </table:table-cell>
          <table:covered-table-cell/>
        </table:table-row>
        <table:table-row>
          <table:table-cell table:style-name="ogolne.A2" office:value-type="string">
            <text:p text:style-name="P1">polska</text:p>
          </table:table-cell>
          <table:table-cell table:style-name="ogolne.A2" office:value-type="string">
            <text:p text:style-name="Table_20_Contents">Najemnik</text:p>
          </table:table-cell>
          <table:table-cell table:style-name="ogolne.C2" table:number-rows-spanned="2" office:value-type="string">
            <text:p text:style-name="Table_20_Contents">Jedna z osób, które można wysyłać na wyprawy, szkolić i uzbrajać</text:p>
          </table:table-cell>
        </table:table-row>
        <table:table-row>
          <table:table-cell table:style-name="ogolne.A2" office:value-type="string">
            <text:p text:style-name="P1">angielska</text:p>
          </table:table-cell>
          <table:table-cell table:style-name="ogolne.A2" office:value-type="string">
            <text:p text:style-name="Table_20_Contents">Mercenary</text:p>
          </table:table-cell>
          <table:covered-table-cell/>
        </table:table-row>
        <table:table-row>
          <table:table-cell table:style-name="ogolne.A2" office:value-type="string">
            <text:p text:style-name="P1">polska</text:p>
          </table:table-cell>
          <table:table-cell table:style-name="ogolne.A2" office:value-type="string">
            <text:p text:style-name="Table_20_Contents">Wyprawa</text:p>
          </table:table-cell>
          <table:table-cell table:style-name="ogolne.C2" table:number-rows-spanned="2" office:value-type="string">
            <text:p text:style-name="Table_20_Contents">Jedna z aktywności dla najemnika, podczas której dzieją się starcia i można zdobyć surowce</text:p>
          </table:table-cell>
        </table:table-row>
        <table:table-row>
          <table:table-cell table:style-name="ogolne.A2" office:value-type="string">
            <text:p text:style-name="P1">angielska</text:p>
          </table:table-cell>
          <table:table-cell table:style-name="ogolne.A2" office:value-type="string">
            <text:p text:style-name="Table_20_Contents">Mission</text:p>
          </table:table-cell>
          <table:covered-table-cell/>
        </table:table-row>
        <table:table-row>
          <table:table-cell table:style-name="ogolne.A2" office:value-type="string">
            <text:p text:style-name="P1">polska</text:p>
          </table:table-cell>
          <table:table-cell table:style-name="ogolne.A2" office:value-type="string">
            <text:p text:style-name="Table_20_Contents">Starcie</text:p>
          </table:table-cell>
          <table:table-cell table:style-name="ogolne.C2" table:number-rows-spanned="2" office:value-type="string">
            <text:p text:style-name="Table_20_Contents">Pewna jednostka dziejąca się podczas wyprawy, która ma swoje właściwości i przypisaną listę zdarzeń, które się zdarzą po rozpoczęciu starcia</text:p>
          </table:table-cell>
        </table:table-row>
        <table:table-row>
          <table:table-cell table:style-name="ogolne.A2" office:value-type="string">
            <text:p text:style-name="P1">angielska</text:p>
          </table:table-cell>
          <table:table-cell table:style-name="ogolne.A2" office:value-type="string">
            <text:p text:style-name="Table_20_Contents">Encounter</text:p>
          </table:table-cell>
          <table:covered-table-cell/>
        </table:table-row>
        <table:table-row>
          <table:table-cell table:style-name="ogolne.A2" office:value-type="string">
            <text:p text:style-name="P1">polska</text:p>
          </table:table-cell>
          <table:table-cell table:style-name="ogolne.A2" office:value-type="string">
            <text:p text:style-name="Table_20_Contents">Zdarzenie</text:p>
          </table:table-cell>
          <table:table-cell table:style-name="ogolne.C2" table:number-rows-spanned="2" office:value-type="string">
            <text:p text:style-name="Table_20_Contents">Pomniejsza aktywność dziejąca się podczas starcia</text:p>
          </table:table-cell>
        </table:table-row>
        <table:table-row>
          <table:table-cell table:style-name="ogolne.A2" office:value-type="string">
            <text:p text:style-name="P1">angielska</text:p>
          </table:table-cell>
          <table:table-cell table:style-name="ogolne.A2" office:value-type="string">
            <text:p text:style-name="Table_20_Contents">Event</text:p>
          </table:table-cell>
          <table:covered-table-cell/>
        </table:table-row>
      </table:table>
      <text:p text:style-name="Text_20_body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Juszczyk</meta:initial-creator>
    <meta:creation-date>2017-12-03T11:01:12</meta:creation-date>
    <meta:generator>OpenOffice/4.1.4$Win32 OpenOffice.org_project/414m5$Build-9788</meta:generator>
    <dc:date>2017-12-23T16:43:50.61</dc:date>
    <dc:creator>Piotr Juszczyk</dc:creator>
    <meta:editing-duration>PT29M39S</meta:editing-duration>
    <meta:editing-cycles>4</meta:editing-cycles>
    <meta:document-statistic meta:table-count="1" meta:image-count="0" meta:object-count="0" meta:page-count="1" meta:paragraph-count="39" meta:word-count="111" meta:character-count="775"/>
  </office:meta>
</office:document-meta>
</file>